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Название" style:master-page-name="MP0" style:family="paragraph">
      <style:paragraph-properties fo:break-before="page"/>
    </style:style>
    <style:style style:name="T2" style:parent-style-name="Строгий" style:family="text">
      <style:text-properties fo:font-weight="normal" style:font-weight-asian="normal" fo:color="#000000"/>
    </style:style>
    <style:style style:name="P3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4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5" style:parent-style-name="Абзацсписка" style:family="paragraph"/>
    <style:style style:name="T6" style:parent-style-name="Основнойшрифтабзаца" style:family="text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7" style:parent-style-name="Абзацсписка" style:family="paragraph">
      <style:text-properties style:font-name-asian="Times New Roman" fo:color="#000000" style:language-asian="ru" style:country-asian="RU"/>
    </style:style>
    <style:style style:name="P8" style:parent-style-name="Название" style:family="paragraph">
      <style:text-properties style:font-name-asian="Times New Roman" fo:color="#000000" style:language-asian="ru" style:country-asian="RU"/>
    </style:style>
    <style:style style:name="P9" style:parent-style-name="Абзацсписка" style:family="paragraph"/>
    <style:style style:name="T10" style:parent-style-name="Основнойшрифтабзаца" style:family="text">
      <style:text-properties fo:color="#000000" fo:background-color="#FFFFFF"/>
    </style:style>
    <style:style style:name="T11" style:parent-style-name="Основнойшрифтабзаца" style:family="text">
      <style:text-properties fo:color="#000000" fo:background-color="#FFFFFF" fo:language="en" fo:country="US"/>
    </style:style>
    <style:style style:name="T12" style:parent-style-name="Основнойшрифтабзаца" style:family="text">
      <style:text-properties fo:background-color="#FFFFFF"/>
    </style:style>
    <style:style style:name="T13" style:parent-style-name="Основнойшрифтабзаца" style:family="text">
      <style:text-properties fo:font-weight="bold" style:font-weight-asian="bold" style:font-weight-complex="bold" fo:background-color="#FFFFFF"/>
    </style:style>
    <style:style style:name="T14" style:parent-style-name="Основнойшрифтабзаца" style:family="text">
      <style:text-properties fo:font-weight="bold" style:font-weight-asian="bold" style:font-weight-complex="bold" fo:background-color="#FFFFFF" fo:language="en" fo:country="US"/>
    </style:style>
    <style:style style:name="T15" style:parent-style-name="Основнойшрифтабзаца" style:family="text">
      <style:text-properties fo:font-weight="bold" style:font-weight-asian="bold" style:font-weight-complex="bold" fo:background-color="#FFFFFF" fo:language="en" fo:country="US"/>
    </style:style>
    <style:style style:name="T16" style:parent-style-name="Основнойшрифтабзаца" style:family="text">
      <style:text-properties fo:font-weight="bold" style:font-weight-asian="bold" style:font-weight-complex="bold" fo:background-color="#FFFFFF" fo:language="en" fo:country="US"/>
    </style:style>
    <style:style style:name="T17" style:parent-style-name="Основнойшрифтабзаца" style:family="text">
      <style:text-properties fo:color="#000000" fo:background-color="#FFFFFF" fo:language="en" fo:country="US"/>
    </style:style>
    <style:style style:name="P18" style:parent-style-name="Абзацсписка" style:family="paragraph">
      <style:text-properties style:font-name="Arial" style:font-name-complex="Arial" fo:color="#000000" fo:font-size="10pt" style:font-size-asian="10pt" style:font-size-complex="10pt" fo:background-color="#FFFFFF"/>
    </style:style>
    <style:style style:name="P19" style:parent-style-name="Абзацсписка" style:family="paragraph"/>
    <style:style style:name="T20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21" style:parent-style-name="Абзацсписка" style:family="paragraph">
      <style:text-properties style:font-name-asian="Times New Roman" fo:color="#000000" style:language-asian="ru" style:country-asian="RU"/>
    </style:style>
    <style:style style:name="P22" style:parent-style-name="Название" style:family="paragraph">
      <style:text-properties style:font-name-asian="Times New Roman" fo:color="#000000" style:language-asian="ru" style:country-asian="RU"/>
    </style:style>
    <style:style style:name="P23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24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25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26" style:parent-style-name="Обычный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27" style:parent-style-name="Название" style:family="paragraph">
      <style:text-properties style:font-name-asian="Times New Roman" fo:color="#000000" style:language-asian="ru" style:country-asian="RU"/>
    </style:style>
    <style:style style:name="P28" style:parent-style-name="Абзацсписка" style:family="paragraph"/>
    <style:style style:name="T29" style:parent-style-name="Основнойшрифтабзаца" style:family="text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T30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31" style:parent-style-name="Основнойшрифтабзаца" style:family="text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32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33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34" style:parent-style-name="Обычный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35" style:parent-style-name="Название" style:family="paragraph">
      <style:text-properties style:font-name-asian="Times New Roman" fo:color="#000000" style:language-asian="ru" style:country-asian="RU"/>
    </style:style>
    <style:style style:name="P36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37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38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39" style:parent-style-name="Название" style:family="paragraph">
      <style:text-properties style:font-name-asian="Times New Roman" fo:color="#000000" style:language-asian="ru" style:country-asian="RU"/>
    </style:style>
    <style:style style:name="P40" style:parent-style-name="Название" style:family="paragraph">
      <style:text-properties style:font-name-asian="Times New Roman" fo:color="#000000" style:language-asian="ru" style:country-asian="RU"/>
    </style:style>
    <style:style style:name="P41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42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43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44" style:parent-style-name="Обычный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45" style:parent-style-name="Название" style:family="paragraph">
      <style:text-properties style:font-name-asian="Times New Roman" fo:color="#000000" style:language-asian="ru" style:country-asian="RU"/>
    </style:style>
    <style:style style:name="P46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47" style:parent-style-name="Абзацсписка" style:family="paragraph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48" style:parent-style-name="Абзацсписка" style:family="paragraph"/>
    <style:style style:name="T49" style:parent-style-name="Основнойшрифтабзаца" style:family="text">
      <style:text-properties style:font-name="Arial" style:font-name-asian="Times New Roman" style:font-name-complex="Arial" fo:color="#000000" fo:font-size="10pt" style:font-size-asian="10pt" style:font-size-complex="10pt" style:language-asian="ru" style:country-asian="RU"/>
    </style:style>
    <style:style style:name="P50" style:parent-style-name="Обычный" style:family="paragraph">
      <style:text-properties fo:color="#000000"/>
    </style:style>
    <style:style style:name="P51" style:parent-style-name="Обычный" style:family="paragraph">
      <style:text-properties fo:color="#000000" fo:font-size="16pt" style:font-size-asian="16pt" style:font-size-complex="16pt"/>
    </style:style>
    <style:style style:name="P52" style:parent-style-name="Обычный" style:family="paragraph">
      <style:text-properties fo:color="#000000" fo:font-size="16pt" style:font-size-asian="16pt" style:font-size-complex="16pt"/>
    </style:style>
    <style:style style:name="P53" style:parent-style-name="Обычный" style:family="paragraph">
      <style:text-properties fo:color="#000000" fo:font-size="16pt" style:font-size-asian="16pt" style:font-size-complex="16pt"/>
    </style:style>
    <style:style style:name="P54" style:parent-style-name="Обычный" style:family="paragraph">
      <style:text-properties fo:color="#000000" fo:font-size="16pt" style:font-size-asian="16pt" style:font-size-complex="16pt"/>
    </style:style>
    <style:style style:name="P55" style:parent-style-name="Обычный" style:family="paragraph">
      <style:text-properties fo:color="#000000" fo:font-size="16pt" style:font-size-asian="16pt" style:font-size-complex="16pt"/>
    </style:style>
    <style:style style:name="P56" style:parent-style-name="Обычный" style:family="paragraph">
      <style:text-properties fo:color="#000000" fo:font-size="16pt" style:font-size-asian="16pt" style:font-size-complex="16pt"/>
    </style:style>
    <style:style style:name="P57" style:parent-style-name="Обычный" style:family="paragraph">
      <style:text-properties fo:color="#000000" fo:font-size="16pt" style:font-size-asian="16pt" style:font-size-complex="16pt"/>
    </style:style>
    <style:style style:name="P58" style:parent-style-name="Обычный" style:family="paragraph">
      <style:text-properties fo:color="#000000" fo:font-size="16pt" style:font-size-asian="16pt" style:font-size-complex="16pt"/>
    </style:style>
    <style:style style:name="P59" style:parent-style-name="Обычный" style:family="paragraph">
      <style:text-properties fo:color="#000000" fo:font-size="16pt" style:font-size-asian="16pt" style:font-size-complex="16pt"/>
    </style:style>
    <style:style style:name="P60" style:parent-style-name="Обычный" style:family="paragraph">
      <style:text-properties fo:color="#000000" fo:font-size="16pt" style:font-size-asian="16pt" style:font-size-complex="16pt"/>
    </style:style>
    <style:style style:name="P61" style:parent-style-name="Обычный" style:family="paragraph">
      <style:text-properties fo:color="#000000" fo:font-size="16pt" style:font-size-asian="16pt" style:font-size-complex="16pt"/>
    </style:style>
    <style:style style:name="P62" style:parent-style-name="Обычный" style:family="paragraph">
      <style:text-properties fo:color="#000000" fo:font-size="16pt" style:font-size-asian="16pt" style:font-size-complex="16pt"/>
    </style:style>
    <style:style style:name="P63" style:parent-style-name="Обычный" style:family="paragraph">
      <style:text-properties fo:color="#000000" fo:font-size="16pt" style:font-size-asian="16pt" style:font-size-complex="16pt"/>
    </style:style>
    <style:style style:name="P64" style:parent-style-name="Обычный" style:family="paragraph">
      <style:text-properties fo:color="#000000" fo:font-size="16pt" style:font-size-asian="16pt" style:font-size-complex="16pt"/>
    </style:style>
    <style:style style:name="P65" style:parent-style-name="Обычный" style:family="paragraph">
      <style:text-properties fo:color="#000000" fo:font-size="16pt" style:font-size-asian="16pt" style:font-size-complex="16pt"/>
    </style:style>
    <style:style style:name="P66" style:parent-style-name="Обычный" style:family="paragraph">
      <style:text-properties fo:color="#000000" fo:font-size="16pt" style:font-size-asian="16pt" style:font-size-complex="16pt"/>
    </style:style>
    <style:style style:name="P67" style:parent-style-name="Обычный" style:family="paragraph">
      <style:text-properties fo:color="#000000" fo:font-size="16pt" style:font-size-asian="16pt" style:font-size-complex="16pt"/>
    </style:style>
    <style:style style:name="P68" style:parent-style-name="Обычный" style:family="paragraph">
      <style:text-properties fo:color="#000000" fo:font-size="16pt" style:font-size-asian="16pt" style:font-size-complex="16pt"/>
    </style:style>
    <style:style style:name="P69" style:parent-style-name="Обычный" style:family="paragraph">
      <style:text-properties fo:color="#000000" fo:font-size="16pt" style:font-size-asian="16pt" style:font-size-complex="16pt"/>
    </style:style>
    <style:style style:name="P70" style:parent-style-name="Обычный" style:family="paragraph">
      <style:text-properties fo:color="#000000" fo:font-size="16pt" style:font-size-asian="16pt" style:font-size-complex="16pt"/>
    </style:style>
    <style:style style:name="P71" style:parent-style-name="Обычный" style:family="paragraph">
      <style:text-properties fo:color="#000000" fo:font-size="16pt" style:font-size-asian="16pt" style:font-size-complex="16pt"/>
    </style:style>
  </office:automatic-styles>
  <office:body>
    <office:text text:use-soft-page-breaks="true">
      <text:p text:style-name="P1"><text:span text:style-name="T2">Церковь «Живоносный источник» - 1104</text:span></text:p>
      <text:list text:style-name="LFO1" text:continue-numbering="true">
        <text:list-item>
          <text:p text:style-name="P3">Ищите немертвую воду в поселке «торговый центр», а улицы там номерные «поселки».</text:p>
        </text:list-item>
        <text:list-item>
          <text:p text:style-name="P4">Сломали мозг? =) Ищите поселок, название у которого, как у соседнего с ним торгового центра, найдите пересечение 3й и 5й улиц.</text:p>
        </text:list-item>
        <text:list-item>
          <text:p text:style-name="P5"><text:span text:style-name="T6">Поселок Савиново.</text:span></text:p>
        </text:list-item>
      </text:list>
      <text:p text:style-name="P7"/>
      <text:p text:style-name="P8">Библиотека №31. Сухая река - 3527</text:p>
      <text:list text:style-name="LFO2" text:continue-numbering="true">
        <text:list-item>
          <text:p text:style-name="P9"><text:span text:style-name="T10">Tosyokan №FLOOR</text:span><text:span text:style-name="T11">(</text:span><text:span text:style-name="T12">лудольфово</text:span><text:span text:style-name="T13">число</text:span><text:span text:style-name="T14">*SQR</text:span><text:span text:style-name="T15">T</text:span><text:span text:style-name="T16">(100)</text:span><text:span text:style-name="T17">)</text:span></text:p>
        </text:list-item>
        <text:list-item>
          <text:p text:style-name="P18">Когда захотите книг почитать на берегу, где не должно быть воды, ищите её.</text:p>
        </text:list-item>
        <text:list-item>
          <text:p text:style-name="P19"><text:span text:style-name="T20">Библиотека на Сухой реке.</text:span></text:p>
        </text:list-item>
      </text:list>
      <text:p text:style-name="P21"/>
      <text:p text:style-name="P22">Старое Депо на Дементьева - 9484</text:p>
      <text:list text:style-name="LFO3" text:continue-numbering="true">
        <text:list-item>
          <text:p text:style-name="P23">Здесь ночью находили свой покой, кто людиков возил толпой. Их сон Пироцкиий охранял, с рассветом в город отправлял.</text:p>
        </text:list-item>
        <text:list-item>
          <text:p text:style-name="P24">Но нет пути теперь туда, убрали рельсы, провода…</text:p>
        </text:list-item>
        <text:list-item>
          <text:p text:style-name="P25">Бывшее депо.</text:p>
        </text:list-item>
      </text:list>
      <text:p text:style-name="P26"/>
      <text:p text:style-name="P27">Площадка у Парка Петрова - 5133</text:p>
      <text:list text:style-name="LFO4" text:continue-numbering="true">
        <text:list-item>
          <text:p text:style-name="P28"><text:span text:style-name="T29">Пусть<text:s/></text:span><text:span text:style-name="T30">чистая, непорочная</text:span><text:span text:style-name="T31"><text:s/>вам подскажет лучшее место наблюдения за змеями.</text:span></text:p>
        </text:list-item>
        <text:list-item>
          <text:p text:style-name="P32">У парка, где стоит Катюша ищи площадку с шикарным видом на гору.</text:p>
        </text:list-item>
        <text:list-item>
          <text:p text:style-name="P33">Площадка с видом на монастырь.</text:p>
        </text:list-item>
      </text:list>
      <text:p text:style-name="P34"/>
      <text:p text:style-name="P35">ЖД у Порохового завода - 3025</text:p>
      <text:list text:style-name="LFO5" text:continue-numbering="true">
        <text:list-item>
          <text:p text:style-name="P36">Далёкая дорога предстоит, и лишь Архангел вам укажет путь.</text:p>
        </text:list-item>
        <text:list-item>
          <text:p text:style-name="P37">Ищите указатель на Зилантов монастырь, следуйте по меткам к взрывному производству.</text:p>
        </text:list-item>
        <text:list-item>
          <text:p text:style-name="P38">Следуйте меткам-указателям до ЖД путей у порохового завода.</text:p>
        </text:list-item>
      </text:list>
      <text:p text:style-name="P39"/>
      <text:p text:style-name="P40">Черное озеро. Стадион - 4320</text:p>
      <text:list text:style-name="LFO6" text:continue-numbering="true">
        <text:list-item>
          <text:p text:style-name="P41">Фотка</text:p>
        </text:list-item>
        <text:list-item>
          <text:p text:style-name="P42">Переделайте название самолета согласно зашифрованному цвету, ищите связанное место</text:p>
        </text:list-item>
        <text:list-item>
          <text:p text:style-name="P43">Парк Черное озеро (названо в честь Черных лебедей)</text:p>
        </text:list-item>
      </text:list>
      <text:p text:style-name="P44"/>
      <text:p text:style-name="P45">Старый аэропорт<text:s/>–<text:s/>1372</text:p>
      <text:list text:style-name="LFO7" text:continue-numbering="true">
        <text:list-item>
          <text:p text:style-name="P46">Трек</text:p>
        </text:list-item>
        <text:list-item>
          <text:p text:style-name="P47">Ключевое слово СТАРЬЕ + название трека</text:p>
        </text:list-item>
        <text:list-item>
          <text:p text:style-name="P48"><text:span text:style-name="T49">Старый аэропорт на П. Лумумба</text:span></text:p>
        </text:list-item>
      </text:list>
      <text:p text:style-name="P50"/>
      <text:soft-page-break/>
      <text:p text:style-name="P51">Команда №1, пароль:<text:s/>5165</text:p>
      <text:p text:style-name="P52">Адрес: dozor.prokazan.ru | Штаб: 8917-232-56-64 Вадим</text:p>
      <text:p text:style-name="P53"/>
      <text:p text:style-name="P54">Команда №2, пароль:<text:s/>8975</text:p>
      <text:p text:style-name="P55">Адрес: dozor.prokazan.ru | Штаб: 8917-232-56-64 Вадим</text:p>
      <text:p text:style-name="P56"/>
      <text:p text:style-name="P57">Команда №3, пароль:<text:s/>1287</text:p>
      <text:p text:style-name="P58">Адрес: dozor.prokazan.ru | Штаб: 8917-232-56-64 Вадим</text:p>
      <text:p text:style-name="P59"/>
      <text:p text:style-name="P60">Команда №4, пароль:<text:s/>4846</text:p>
      <text:p text:style-name="P61">Адрес: dozor.prokazan.ru | Штаб: 8917-232-56-64 Вадим</text:p>
      <text:p text:style-name="P62"/>
      <text:p text:style-name="P63">Команда №5, пароль:<text:s/>1704</text:p>
      <text:p text:style-name="P64">Адрес: dozor.prokazan.ru | Штаб: 8917-232-56-64 Вадим</text:p>
      <text:p text:style-name="P65"/>
      <text:p text:style-name="P66">Команда №6, пароль:<text:s/>3846</text:p>
      <text:p text:style-name="P67">Адрес: dozor.prokazan.ru | Штаб: 8917-232-56-64 Вадим</text:p>
      <text:p text:style-name="P68"/>
      <text:p text:style-name="P69">Команда №7, пароль:<text:s/>0720</text:p>
      <text:p text:style-name="P70">Адрес: dozor.prokazan.ru | Штаб: 8917-232-56-64 Вадим</text:p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nowrap" style:display-name="nowrap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Название" style:display-name="Название" style:family="paragraph" style:parent-style-name="Обычный" style:next-style-name="Обычный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НазваниеЗнак" style:display-name="Название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dim</meta:initial-creator>
    <dc:creator>Vadim</dc:creator>
    <meta:creation-date>2016-05-27T16:32:00Z</meta:creation-date>
    <dc:date>2016-05-27T16:32:00Z</dc:date>
    <meta:template xlink:href="Normal" xlink:type="simple"/>
    <meta:editing-cycles>2</meta:editing-cycles>
    <meta:editing-duration>PT0S</meta:editing-duration>
    <meta:document-statistic meta:page-count="2" meta:paragraph-count="3" meta:word-count="286" meta:character-count="1917" meta:row-count="13" meta:non-whitespace-character-count="1634"/>
  </office:meta>
</office:document-meta>
</file>